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9.94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304cm"/>
    </style:style>
    <style:style style:name="co9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2.859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00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2.01pt solid #000000" fo:border-top="2.01pt solid #000000" style:vertical-align="middle"/>
      <style:paragraph-properties fo:text-align="start" fo:margin-left="0cm"/>
    </style:style>
    <style:style style:name="ce101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102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2.01pt solid #000000" fo:background-color="#d0d0d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order-bottom="0.74pt solid #000000" fo:background-color="#d0d0d0" style:text-align-source="fix" style:repeat-content="false" fo:border-left="2.01pt solid #000000" fo:border-right="0.74pt solid #000000" fo:border-top="2.01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98" style:family="table-cell" style:parent-style-name="Default">
      <style:table-cell-properties fo:border-bottom="0.74pt solid #000000" fo:background-color="#d0d0d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99" style:family="table-cell" style:parent-style-name="Default">
      <style:table-cell-properties fo:border-bottom="2.01pt solid #000000" fo:background-color="#d0d0d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107" style:family="table-cell" style:parent-style-name="Default">
      <style:table-cell-properties fo:border-bottom="none" fo:border-left="2.01pt solid #000000" fo:border-right="none" fo:border-top="none"/>
    </style:style>
    <style:style style:name="ce108" style:family="table-cell" style:parent-style-name="Default">
      <style:table-cell-properties fo:border-bottom="none" fo:background-color="#ffff00" style:text-align-source="fix" style:repeat-content="false" fo:border-left="2.01pt solid #000000" fo:border-right="none" fo:border-top="none"/>
      <style:paragraph-properties fo:text-align="center" fo:margin-left="0cm"/>
    </style:style>
    <style:style style:name="ce112" style:family="table-cell" style:parent-style-name="Default">
      <style:table-cell-properties fo:border-bottom="none" fo:border-left="none" fo:border-right="none" fo:border-top="2.01pt solid #000000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order-bottom="2.01pt solid #000000" fo:border-left="none" fo:border-right="none" fo:border-top="none"/>
    </style:style>
    <style:style style:name="ce137" style:family="table-cell" style:parent-style-name="Default">
      <style:table-cell-properties fo:border-bottom="none" fo:wrap-option="wrap" fo:border-left="2.01pt solid #000000" fo:border-right="none" fo:border-top="2.01pt solid #000000"/>
    </style:style>
    <style:style style:name="ce138" style:family="table-cell" style:parent-style-name="Default">
      <style:table-cell-properties fo:border-bottom="2.01pt solid #000000" fo:border-left="2.01pt solid #000000" fo:border-right="none" fo:border-top="none"/>
    </style:style>
    <style:style style:name="ce139" style:family="table-cell" style:parent-style-name="Default">
      <style:table-cell-properties fo:border-bottom="none" fo:wrap-option="wrap" fo:border-left="none" fo:border-right="none" fo:border-top="2.01pt solid #000000"/>
    </style:style>
    <style:style style:name="ce140" style:family="table-cell" style:parent-style-name="Default" style:data-style-name="N2">
      <style:table-cell-properties fo:border-bottom="none" style:text-align-source="value-type" style:repeat-content="false" fo:border-left="0.74pt solid #000000" fo:border-right="0.74pt solid #000000" fo:border-top="none"/>
      <style:paragraph-properties fo:margin-left="0cm"/>
    </style:style>
    <style:style style:name="ce141" style:family="table-cell" style:parent-style-name="Default" style:data-style-name="N2">
      <style:table-cell-properties fo:border-bottom="none" fo:background-color="#ffff00" fo:border-left="0.74pt solid #000000" fo:border-right="0.74pt solid #000000" fo:border-top="none"/>
    </style:style>
    <style:style style:name="ce142" style:family="table-cell" style:parent-style-name="Default" style:data-style-name="N2"/>
    <style:style style:name="ce143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44" style:family="table-cell" style:parent-style-name="Default" style:data-style-name="N2">
      <style:table-cell-properties fo:border-bottom="2.01pt solid #000000" fo:border-left="0.74pt solid #000000" fo:border-right="0.74pt solid #000000" fo:border-top="none"/>
    </style:style>
    <style:style style:name="ce145" style:family="table-cell" style:parent-style-name="Default" style:data-style-name="N106">
      <style:table-cell-properties fo:border-bottom="none" style:text-align-source="fix" style:repeat-content="false" fo:wrap-option="wrap" fo:border-left="none" fo:border-right="none" fo:border-top="2.01pt solid #000000"/>
      <style:paragraph-properties fo:text-align="center" fo:margin-left="0cm"/>
    </style:style>
    <style:style style:name="ce14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7" style:family="table-cell" style:parent-style-name="Default" style:data-style-name="N2">
      <style:table-cell-properties fo:border-bottom="none" fo:background-color="#ffff00" fo:border-left="0.74pt solid #000000" fo:border-right="none" fo:border-top="none"/>
    </style:style>
    <style:style style:name="ce148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149" style:family="table-cell" style:parent-style-name="Default" style:data-style-name="N2">
      <style:table-cell-properties fo:border-bottom="2.01pt solid #000000" fo:border-left="none" fo:border-right="none" fo:border-top="none"/>
    </style:style>
    <style:style style:name="ce150" style:family="table-cell" style:parent-style-name="Default" style:data-style-name="N2">
      <style:table-cell-properties fo:background-color="#ffff00"/>
    </style:style>
    <style:style style:name="ce151" style:family="table-cell" style:parent-style-name="Default">
      <style:table-cell-properties fo:border-bottom="none" fo:border-left="none" fo:border-right="2.01pt solid #000000" fo:border-top="2.01pt solid #000000"/>
    </style:style>
    <style:style style:name="ce152" style:family="table-cell" style:parent-style-name="Default">
      <style:table-cell-properties fo:border-bottom="none" fo:wrap-option="wrap" fo:border-left="none" fo:border-right="2.01pt solid #000000" fo:border-top="none"/>
    </style:style>
    <style:style style:name="ce153" style:family="table-cell" style:parent-style-name="Default" style:data-style-name="N2">
      <style:table-cell-properties fo:border-bottom="none" fo:border-left="none" fo:border-right="2.01pt solid #000000" fo:border-top="none"/>
    </style:style>
    <style:style style:name="ce154" style:family="table-cell" style:parent-style-name="Default" style:data-style-name="N2">
      <style:table-cell-properties fo:border-bottom="none" fo:background-color="#ffff00" fo:border-left="0.74pt solid #000000" fo:border-right="2.01pt solid #000000" fo:border-top="none"/>
    </style:style>
    <style:style style:name="ce155" style:family="table-cell" style:parent-style-name="Default" style:data-style-name="N2">
      <style:table-cell-properties fo:border-bottom="none" fo:border-left="0.74pt solid #000000" fo:border-right="2.01pt solid #000000" fo:border-top="none"/>
    </style:style>
    <style:style style:name="ce156" style:family="table-cell" style:parent-style-name="Default" style:data-style-name="N2">
      <style:table-cell-properties fo:border-bottom="2.01pt solid #000000" fo:border-left="none" fo:border-right="2.01pt solid #000000" fo:border-top="none"/>
    </style:style>
    <style:style style:name="ce62" style:family="table-cell" style:parent-style-name="Default">
      <style:table-cell-properties fo:border-bottom="0.74pt solid #000000" fo:background-color="#d0d0d0" style:text-align-source="fix" style:repeat-content="false" fo:border-left="2.01pt solid #000000" fo:border-right="0.74pt solid #000000" fo:border-top="2.01pt solid #000000" style:vertical-align="middle"/>
      <style:paragraph-properties fo:text-align="start" fo:margin-left="0cm"/>
    </style:style>
    <style:style style:name="ce6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64" style:family="table-cell" style:parent-style-name="Default">
      <style:table-cell-properties fo:border-bottom="0.74pt solid #000000" fo:background-color="#d0d0d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65" style:family="table-cell" style:parent-style-name="Default">
      <style:table-cell-properties fo:border-bottom="2.01pt solid #000000" fo:background-color="#d0d0d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66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2.01pt solid #000000" fo:border-top="2.01pt solid #000000" style:vertical-align="middle"/>
      <style:paragraph-properties fo:text-align="start" fo:margin-left="0cm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68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69" style:family="table-cell" style:parent-style-name="Default">
      <style:table-cell-properties fo:border-bottom="2.01pt solid #000000" fo:background-color="#d0d0d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order-left="2.01pt solid #000000" fo:border-right="none" fo:border-top="2.01pt solid #000000"/>
    </style:style>
    <style:style style:name="ce11" style:family="table-cell" style:parent-style-name="Default">
      <style:table-cell-properties fo:border-bottom="none" fo:background-color="#00b000" fo:border-left="2.01pt solid #000000" fo:border-right="none" fo:border-top="none"/>
    </style:style>
    <style:style style:name="ce73" style:family="table-cell" style:parent-style-name="Default">
      <style:table-cell-properties fo:border-bottom="none" fo:border-left="2.01pt solid #000000" fo:border-right="none" fo:border-top="none"/>
    </style:style>
    <style:style style:name="ce74" style:family="table-cell" style:parent-style-name="Default">
      <style:table-cell-properties fo:border-bottom="none" fo:background-color="#ffff00" style:text-align-source="fix" style:repeat-content="false" fo:border-left="2.01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wrap-option="wrap" fo:border-left="2.01pt solid #000000" fo:border-right="none" fo:border-top="none"/>
    </style:style>
    <style:style style:name="ce16" style:family="table-cell" style:parent-style-name="Default">
      <style:table-cell-properties fo:border-bottom="2.01pt solid #000000" fo:background-color="#fe7f00" style:text-align-source="fix" style:repeat-content="false" fo:border-left="2.01pt solid #000000" fo:border-right="none" fo:border-top="none"/>
      <style:paragraph-properties fo:text-align="center" fo:margin-left="0cm"/>
    </style:style>
    <style:style style:name="ce78" style:family="table-cell" style:parent-style-name="Default">
      <style:table-cell-properties fo:border-bottom="none" fo:border-left="none" fo:border-right="none" fo:border-top="2.01pt solid #000000"/>
    </style:style>
    <style:style style:name="ce18" style:family="table-cell" style:parent-style-name="Default">
      <style:table-cell-properties fo:background-color="#00b000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 style:data-style-name="N11">
      <style:table-cell-properties fo:border-bottom="none" fo:border-left="0.74pt solid #000000" fo:border-right="0.74pt solid #000000" fo:border-top="none"/>
    </style:style>
    <style:style style:name="ce85" style:family="table-cell" style:parent-style-name="Default">
      <style:table-cell-properties fo:border-bottom="2.01pt solid #000000" fo:border-left="none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2.01pt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00b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 style:data-style-name="N106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9" style:family="table-cell" style:parent-style-name="Default" style:data-style-name="N106">
      <style:table-cell-properties fo:background-color="#00b000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6">
      <style:table-cell-properties style:text-align-source="fix" style:repeat-content="false" fo:wrap-option="wrap"/>
      <style:paragraph-properties fo:text-align="center" fo:margin-left="0cm"/>
    </style:style>
    <style:style style:name="ce31" style:family="table-cell" style:parent-style-name="Default" style:data-style-name="N106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00b000" style:text-align-source="fix" style:repeat-content="false" fo:border-left="none" fo:border-right="2.01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35" style:family="table-cell" style:parent-style-name="Default" style:data-style-name="N106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36" style:family="table-cell" style:parent-style-name="Default" style:data-style-name="N106">
      <style:table-cell-properties fo:border-bottom="none" fo:background-color="#ffff00" style:text-align-source="fix" style:repeat-content="false" fo:border-left="0.74pt solid #000000" fo:border-right="2.01pt solid #000000" fo:border-top="none"/>
      <style:paragraph-properties fo:text-align="center" fo:margin-left="0cm"/>
    </style:style>
    <style:style style:name="ce37" style:family="table-cell" style:parent-style-name="Default" style:data-style-name="N106">
      <style:table-cell-properties fo:border-bottom="none" fo:background-color="#00b000" style:text-align-source="fix" style:repeat-content="false" fo:border-left="none" fo:border-right="2.01pt solid #000000" fo:border-top="none"/>
      <style:paragraph-properties fo:text-align="center" fo:margin-left="0cm"/>
    </style:style>
    <style:style style:name="ce38" style:family="table-cell" style:parent-style-name="Default" style:data-style-name="N106">
      <style:table-cell-properties fo:border-bottom="none" style:text-align-source="fix" style:repeat-content="false" fo:wrap-option="wrap" fo:border-left="none" fo:border-right="2.01pt solid #000000" fo:border-top="none"/>
      <style:paragraph-properties fo:text-align="center" fo:margin-left="0cm"/>
    </style:style>
    <style:style style:name="ce39" style:family="table-cell" style:parent-style-name="Default" style:data-style-name="N106">
      <style:table-cell-properties fo:border-bottom="none" style:text-align-source="fix" style:repeat-content="false" fo:border-left="0.74pt solid #000000" fo:border-right="2.01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order-left="none" fo:border-right="2.01pt solid #000000" fo:border-top="none"/>
    </style:style>
    <style:style style:name="ce41" style:family="table-cell" style:parent-style-name="Default" style:data-style-name="N106">
      <style:table-cell-properties fo:border-bottom="2.01pt solid #000000" fo:background-color="#fe7f00" style:text-align-source="fix" style:repeat-content="false" fo:border-left="0.74pt solid #000000" fo:border-right="2.01pt solid #000000" fo:border-top="none"/>
      <style:paragraph-properties fo:text-align="center" fo:margin-left="0cm"/>
    </style:style>
    <style:style style:name="ce116" style:family="table-cell" style:parent-style-name="Default">
      <style:table-cell-properties fo:border-bottom="none" fo:wrap-option="wrap" fo:border-left="2.01pt solid #000000" fo:border-right="none" fo:border-top="2.01pt solid #000000"/>
    </style:style>
    <style:style style:name="ce117" style:family="table-cell" style:parent-style-name="Default">
      <style:table-cell-properties fo:border-bottom="2.01pt solid #000000" fo:border-left="2.01pt solid #000000" fo:border-right="none" fo:border-top="none"/>
    </style:style>
    <style:style style:name="ce118" style:family="table-cell" style:parent-style-name="Default">
      <style:table-cell-properties fo:border-bottom="none" fo:wrap-option="wrap" fo:border-left="none" fo:border-right="none" fo:border-top="2.01pt solid #000000"/>
    </style:style>
    <style:style style:name="ce120" style:family="table-cell" style:parent-style-name="Default" style:data-style-name="N2">
      <style:table-cell-properties fo:border-bottom="none" style:text-align-source="value-type" style:repeat-content="false" fo:border-left="0.74pt solid #000000" fo:border-right="0.74pt solid #000000" fo:border-top="none"/>
      <style:paragraph-properties fo:margin-left="0cm"/>
    </style:style>
    <style:style style:name="ce121" style:family="table-cell" style:parent-style-name="Default" style:data-style-name="N2">
      <style:table-cell-properties fo:border-bottom="none" fo:background-color="#ffff00" fo:border-left="0.74pt solid #000000" fo:border-right="0.74pt solid #000000" fo:border-top="none"/>
    </style:style>
    <style:style style:name="ce122" style:family="table-cell" style:parent-style-name="Default" style:data-style-name="N2"/>
    <style:style style:name="ce123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24" style:family="table-cell" style:parent-style-name="Default" style:data-style-name="N2">
      <style:table-cell-properties fo:border-bottom="2.01pt solid #000000" fo:border-left="0.74pt solid #000000" fo:border-right="0.74pt solid #000000" fo:border-top="none"/>
    </style:style>
    <style:style style:name="ce125" style:family="table-cell" style:parent-style-name="Default" style:data-style-name="N106">
      <style:table-cell-properties fo:border-bottom="none" style:text-align-source="fix" style:repeat-content="false" fo:wrap-option="wrap" fo:border-left="none" fo:border-right="none" fo:border-top="2.01pt solid #000000"/>
      <style:paragraph-properties fo:text-align="center" fo:margin-left="0cm"/>
    </style:style>
    <style:style style:name="ce12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2">
      <style:table-cell-properties fo:border-bottom="none" fo:background-color="#ffff00" fo:border-left="0.74pt solid #000000" fo:border-right="none" fo:border-top="none"/>
    </style:style>
    <style:style style:name="ce128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129" style:family="table-cell" style:parent-style-name="Default" style:data-style-name="N2">
      <style:table-cell-properties fo:border-bottom="2.01pt solid #000000" fo:border-left="none" fo:border-right="none" fo:border-top="none"/>
    </style:style>
    <style:style style:name="ce130" style:family="table-cell" style:parent-style-name="Default" style:data-style-name="N2">
      <style:table-cell-properties fo:background-color="#ffff00"/>
    </style:style>
    <style:style style:name="ce131" style:family="table-cell" style:parent-style-name="Default">
      <style:table-cell-properties fo:border-bottom="none" fo:border-left="none" fo:border-right="2.01pt solid #000000" fo:border-top="2.01pt solid #000000"/>
    </style:style>
    <style:style style:name="ce132" style:family="table-cell" style:parent-style-name="Default">
      <style:table-cell-properties fo:border-bottom="none" fo:wrap-option="wrap" fo:border-left="none" fo:border-right="2.01pt solid #000000" fo:border-top="none"/>
    </style:style>
    <style:style style:name="ce133" style:family="table-cell" style:parent-style-name="Default" style:data-style-name="N2">
      <style:table-cell-properties fo:border-bottom="none" fo:border-left="none" fo:border-right="2.01pt solid #000000" fo:border-top="none"/>
    </style:style>
    <style:style style:name="ce134" style:family="table-cell" style:parent-style-name="Default" style:data-style-name="N2">
      <style:table-cell-properties fo:border-bottom="none" fo:background-color="#ffff00" fo:border-left="0.74pt solid #000000" fo:border-right="2.01pt solid #000000" fo:border-top="none"/>
    </style:style>
    <style:style style:name="ce135" style:family="table-cell" style:parent-style-name="Default" style:data-style-name="N2">
      <style:table-cell-properties fo:border-bottom="none" fo:border-left="0.74pt solid #000000" fo:border-right="2.01pt solid #000000" fo:border-top="none"/>
    </style:style>
    <style:style style:name="ce136" style:family="table-cell" style:parent-style-name="Default" style:data-style-name="N2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Datos de Empresa y Trabajador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62" office:value-type="string" calcext:value-type="string">
            <text:p>EMPRESA</text:p>
          </table:table-cell>
          <table:table-cell table:style-name="ce66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63" office:value-type="string" calcext:value-type="string">
            <text:p>DOMICILIO</text:p>
          </table:table-cell>
          <table:table-cell table:style-name="ce67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64" office:value-type="string" calcext:value-type="string">
            <text:p>LOCALIDAD</text:p>
          </table:table-cell>
          <table:table-cell table:style-name="ce68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63" office:value-type="string" calcext:value-type="string">
            <text:p>CIF</text:p>
          </table:table-cell>
          <table:table-cell table:style-name="ce67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64" office:value-type="string" calcext:value-type="string">
            <text:p>CCC a la SS</text:p>
          </table:table-cell>
          <table:table-cell table:style-name="ce68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63" office:value-type="string" calcext:value-type="string">
            <text:p>-------------------------------------</text:p>
          </table:table-cell>
          <table:table-cell table:style-name="ce67" office:value-type="string" calcext:value-type="string">
            <text:p>------------------</text:p>
          </table:table-cell>
          <table:table-cell table:number-columns-repeated="61"/>
        </table:table-row>
        <table:table-row table:style-name="ro1">
          <table:table-cell/>
          <table:table-cell table:style-name="ce64" office:value-type="string" calcext:value-type="string">
            <text:p>TRABAJADOR</text:p>
          </table:table-cell>
          <table:table-cell table:style-name="ce68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63" office:value-type="string" calcext:value-type="string">
            <text:p>NIF</text:p>
          </table:table-cell>
          <table:table-cell table:style-name="ce67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64" office:value-type="string" calcext:value-type="string">
            <text:p>NAF</text:p>
          </table:table-cell>
          <table:table-cell table:style-name="ce68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63" office:value-type="string" calcext:value-type="string">
            <text:p>Grupo Profesional</text:p>
          </table:table-cell>
          <table:table-cell table:style-name="ce67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65" office:value-type="string" calcext:value-type="string">
            <text:p>Grupo Cotización</text:p>
          </table:table-cell>
          <table:table-cell table:style-name="ce69" office:value-type="string" calcext:value-type="string">
            <text:p>asdf</text:p>
          </table:table-cell>
          <table:table-cell table:number-columns-repeated="61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vengos y deducciones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ce81"/>
        <table:table-column table:style-name="co11" table:default-cell-style-name="ce81"/>
        <table:table-column table:style-name="co3" table:number-columns-repeated="1019" table:default-cell-style-name="Default"/>
        <table:table-row table:style-name="ro2">
          <table:table-cell table:number-columns-repeated="3"/>
          <table:table-cell table:style-name="ce80" table:number-columns-repeated="2"/>
          <table:table-cell table:number-columns-repeated="1019"/>
        </table:table-row>
        <table:table-row table:style-name="ro2">
          <table:table-cell/>
          <table:table-cell table:style-name="ce10"/>
          <table:table-cell table:style-name="ce78"/>
          <table:table-cell table:style-name="ce25" office:value-type="string" calcext:value-type="string">
            <text:p>Importe</text:p>
          </table:table-cell>
          <table:table-cell table:style-name="ce32" office:value-type="string" calcext:value-type="string">
            <text:p>Totales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I. DEVENGOS</text:p>
          </table:table-cell>
          <table:table-cell table:style-name="ce18"/>
          <table:table-cell table:style-name="ce26"/>
          <table:table-cell table:style-name="ce33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1- Percepciones salariales (sujetas a cotización)</text:p>
          </table:table-cell>
          <table:table-cell/>
          <table:table-cell table:style-name="ce27"/>
          <table:table-cell table:style-name="ce34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Salario base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Complementos salariales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/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Horas Extra Fuerza Mayor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Horas Extra Resto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Horas Complementarias (contrato a tiempo parcial)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Gratificaciones extraordinarias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Salario en especie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/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2 – Percepciones no salariales (Excluidas de cotización)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Indemnizaciones o suplidos: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Prestaciones e Indemnizaciones de la Seguridad Social: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Indemnizaciones por traslados, suspensiones o despido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Otras percepciones salariales: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/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74" office:value-type="string" calcext:value-type="string" table:number-columns-spanned="3" table:number-rows-spanned="1">
            <text:p>A.- TOTAL DEVENGADO</text:p>
          </table:table-cell>
          <table:covered-table-cell table:style-name="ce80"/>
          <table:covered-table-cell/>
          <table:table-cell table:style-name="ce36" table:formula="of:=SUM([.D5:.D25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/>
          <table:table-cell table:style-name="ce14"/>
          <table:table-cell table:style-name="ce81" office:value-type="string" calcext:value-type="string">
            <text:p>Porcentajes</text:p>
          </table:table-cell>
          <table:table-cell table:style-name="Default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II. DEDUCCIONES</text:p>
          </table:table-cell>
          <table:table-cell table:style-name="ce18"/>
          <table:table-cell table:style-name="ce29"/>
          <table:table-cell table:style-name="ce37"/>
          <table:table-cell table:number-columns-repeated="1019"/>
        </table:table-row>
        <table:table-row table:style-name="ro3">
          <table:table-cell table:style-name="ce9"/>
          <table:table-cell table:style-name="ce15" office:value-type="string" calcext:value-type="string">
            <text:p>1. Aportaciones del trabajador a las cotizaciones a la S.S. y conceptos de recaudación conjunta:</text:p>
          </table:table-cell>
          <table:table-cell table:style-name="ce9"/>
          <table:table-cell table:style-name="ce30"/>
          <table:table-cell table:style-name="ce38"/>
          <table:table-cell table:style-name="ce9" table:number-columns-repeated="1019"/>
        </table:table-row>
        <table:table-row table:style-name="ro2">
          <table:table-cell/>
          <table:table-cell table:style-name="ce73" office:value-type="string" calcext:value-type="string">
            <text:p>Contingencias comunes (4.7 + 0.12)</text:p>
          </table:table-cell>
          <table:table-cell table:style-name="ce21" office:value-type="percentage" office:value="0.0482" calcext:value-type="percentage">
            <text:p>4,82 %</text:p>
          </table:table-cell>
          <table:table-cell table:style-name="ce28" table:formula="of:=[.$E$27]*[.C31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MEI (Mecanismo Equidad Intergeneracional)</text:p>
          </table:table-cell>
          <table:table-cell table:style-name="ce21" office:value-type="percentage" office:value="0.0012" calcext:value-type="percentage">
            <text:p>0,12 %</text:p>
          </table:table-cell>
          <table:table-cell table:style-name="ce28" table:formula="of:=[.$E$27]*[.C32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Desempleo</text:p>
          </table:table-cell>
          <table:table-cell table:style-name="ce21" office:value-type="percentage" office:value="0.0155" calcext:value-type="percentage">
            <text:p>1,55 %</text:p>
          </table:table-cell>
          <table:table-cell table:style-name="ce28" table:formula="of:=[.$E$27]*[.C33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Formación Profesional</text:p>
          </table:table-cell>
          <table:table-cell table:style-name="ce21" office:value-type="percentage" office:value="0.001" calcext:value-type="percentage">
            <text:p>0,10 %</text:p>
          </table:table-cell>
          <table:table-cell table:style-name="ce28" table:formula="of:=[.$E$27]*[.C34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Horas Extra Fuerza Mayor</text:p>
          </table:table-cell>
          <table:table-cell table:style-name="ce21" office:value-type="percentage" office:value="0.02" calcext:value-type="percentage">
            <text:p>2,00 %</text:p>
          </table:table-cell>
          <table:table-cell table:style-name="ce28" table:formula="of:=[.$E$27]*[.C35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Horas Extra Resto</text:p>
          </table:table-cell>
          <table:table-cell table:style-name="ce21" office:value-type="percentage" office:value="0.047" calcext:value-type="percentage">
            <text:p>4,70 %</text:p>
          </table:table-cell>
          <table:table-cell table:style-name="ce28" table:formula="of:=[.$E$27]*[.C36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TOTAL APORTACIONES</text:p>
          </table:table-cell>
          <table:table-cell table:style-name="ce22"/>
          <table:table-cell/>
          <table:table-cell table:style-name="ce39" table:formula="of:=SUM([.D31:.D36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22"/>
          <table:table-cell/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2. Impuesto sobre la Renta de las Personas Físicas (IRPF)</text:p>
          </table:table-cell>
          <table:table-cell table:style-name="ce23" office:value-type="percentage" office:value="0" calcext:value-type="percentage">
            <text:p>0,00 %</text:p>
          </table:table-cell>
          <table:table-cell/>
          <table:table-cell table:style-name="ce35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3. Anticipos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40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4. Valor de los productos recibidos en especie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40"/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5.Otras deducciones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40"/>
          <table:table-cell table:number-columns-repeated="1019"/>
        </table:table-row>
        <table:table-row table:style-name="ro2">
          <table:table-cell/>
          <table:table-cell table:style-name="ce74" office:value-type="string" calcext:value-type="string" table:number-columns-spanned="3" table:number-rows-spanned="1">
            <text:p>B.- TOTAL A DEDUCIR</text:p>
          </table:table-cell>
          <table:covered-table-cell table:number-columns-repeated="2"/>
          <table:table-cell table:style-name="ce36" table:formula="of:=SUM([.D31:.D42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 table:number-columns-spanned="3" table:number-rows-spanned="1">
            <text:p>LÍQUIDO TOTAL A PERCIBIR (A-B)</text:p>
          </table:table-cell>
          <table:covered-table-cell table:style-name="ce85"/>
          <table:covered-table-cell table:style-name="ce31"/>
          <table:table-cell table:style-name="ce41" table:formula="of:=[.E27]-[.E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9"/>
          <table:table-cell table:number-columns-repeated="2"/>
          <table:table-cell table:style-name="Default" table:number-columns-repeated="2"/>
          <table:table-cell table:style-name="ce9" table:number-columns-repeated="1019"/>
        </table:table-row>
        <table:table-row table:style-name="ro2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es de cotización" table:style-name="ta1">
        <table:table-column table:style-name="co3" table:default-cell-style-name="Default"/>
        <table:table-column table:style-name="co8" table:default-cell-style-name="ce73"/>
        <table:table-column table:style-name="co3" table:default-cell-style-name="ce122"/>
        <table:table-column table:style-name="co3" table:default-cell-style-name="Default"/>
        <table:table-column table:style-name="co3" table:default-cell-style-name="ce122"/>
        <table:table-column table:style-name="co3" table:default-cell-style-name="ce128"/>
        <table:table-column table:style-name="co9" table:default-cell-style-name="ce135"/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5">
          <table:table-cell/>
          <table:table-cell table:style-name="ce116" office:value-type="string" calcext:value-type="string" table:number-columns-spanned="4" table:number-rows-spanned="1">
            <text:p>Determinación de las bases de cotización a la S.S. y conceptos de recaudación conjunta y de la base sujeta a retención del IRPF</text:p>
          </table:table-cell>
          <table:covered-table-cell table:style-name="ce118"/>
          <table:covered-table-cell table:number-columns-repeated="2" table:style-name="ce125"/>
          <table:table-cell table:style-name="ce78"/>
          <table:table-cell table:style-name="ce131"/>
        </table:table-row>
        <table:table-row table:style-name="ro3">
          <table:table-cell/>
          <table:table-cell office:value-type="string" calcext:value-type="string">
            <text:p>1. Base de cotización por Contingencias Comunes:</text:p>
          </table:table-cell>
          <table:table-cell table:style-name="Default"/>
          <table:table-cell table:style-name="ce81"/>
          <table:table-cell table:style-name="ce81" office:value-type="string" calcext:value-type="string">
            <text:p>BASE</text:p>
          </table:table-cell>
          <table:table-cell table:style-name="Default" office:value-type="string" calcext:value-type="string">
            <text:p>TIPO</text:p>
          </table:table-cell>
          <table:table-cell table:style-name="ce132" office:value-type="string" calcext:value-type="string">
            <text:p>APORTACIÓN EMPRESA</text:p>
          </table:table-cell>
        </table:table-row>
        <table:table-row table:style-name="ro2">
          <table:table-cell/>
          <table:table-cell office:value-type="string" calcext:value-type="string">
            <text:p>Remuneración mensual sujeta a cotización</text:p>
          </table:table-cell>
          <table:table-cell table:style-name="ce120" office:value-type="float" office:value="0" calcext:value-type="float">
            <text:p>0,00</text:p>
          </table:table-cell>
          <table:table-cell/>
          <table:table-cell table:style-name="ce81"/>
          <table:table-cell table:style-name="ce122"/>
          <table:table-cell table:style-name="ce133"/>
        </table:table-row>
        <table:table-row table:style-name="ro2">
          <table:table-cell/>
          <table:table-cell office:value-type="string" calcext:value-type="string">
            <text:p>Prorrata pagas extra</text:p>
          </table:table-cell>
          <table:table-cell table:style-name="ce120" office:value-type="float" office:value="0" calcext:value-type="float">
            <text:p>0,00</text:p>
          </table:table-cell>
          <table:table-cell/>
          <table:table-cell table:style-name="ce81"/>
          <table:table-cell table:style-name="ce122"/>
          <table:table-cell table:style-name="ce133"/>
        </table:table-row>
        <table:table-row table:style-name="ro2">
          <table:table-cell/>
          <table:table-cell table:style-name="ce74" office:value-type="string" calcext:value-type="string">
            <text:p>TOTAL</text:p>
          </table:table-cell>
          <table:table-cell table:style-name="ce121" table:formula="of:=SUM([.C4:.C5])" office:value-type="float" office:value="0" calcext:value-type="float">
            <text:p>0,00</text:p>
          </table:table-cell>
          <table:table-cell table:style-name="ce126" office:value-type="string" calcext:value-type="string">
            <text:p>BCCC</text:p>
          </table:table-cell>
          <table:table-cell table:style-name="ce127" office:value-type="float" office:value="0" calcext:value-type="float">
            <text:p>0,00</text:p>
          </table:table-cell>
          <table:table-cell table:style-name="ce130" office:value-type="float" office:value="24.18" calcext:value-type="float">
            <text:p>24,18</text:p>
          </table:table-cell>
          <table:table-cell table:style-name="ce134"/>
        </table:table-row>
        <table:table-row table:style-name="ro2">
          <table:table-cell/>
          <table:table-cell office:value-type="string" calcext:value-type="string">
            <text:p>2. Base de Cotización Contingencias Profesionales</text:p>
          </table:table-cell>
          <table:table-cell/>
          <table:table-cell table:style-name="ce80"/>
          <table:table-cell/>
          <table:table-cell table:style-name="ce122"/>
          <table:table-cell/>
        </table:table-row>
        <table:table-row table:style-name="ro2">
          <table:table-cell/>
          <table:table-cell office:value-type="string" calcext:value-type="string">
            <text:p>AT y EP (aportación empresa)</text:p>
          </table:table-cell>
          <table:table-cell table:number-columns-repeated="3"/>
          <table:table-cell office:value-type="float" office:value="1.5" calcext:value-type="float">
            <text:p>1,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empleo</text:p>
          </table:table-cell>
          <table:table-cell table:number-columns-repeated="3"/>
          <table:table-cell office:value-type="float" office:value="5.5" calcext:value-type="float">
            <text:p>5,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ación Profesional</text:p>
          </table:table-cell>
          <table:table-cell/>
          <table:table-cell office:value-type="string" calcext:value-type="string">
            <text:p>BCCP</text:p>
          </table:table-cell>
          <table:table-cell table:style-name="ce128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do Garantía Social</text:p>
          </table:table-cell>
          <table:table-cell table:number-columns-repeated="3"/>
          <table:table-cell office:value-type="float" office:value="0.2" calcext:value-type="float">
            <text:p>0,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. Base de Cotizaciçon Horas Extra Fuerza Mayor</text:p>
          </table:table-cell>
          <table:table-cell table:style-name="ce123" office:value-type="float" office:value="0" calcext:value-type="float">
            <text:p>0,00</text:p>
          </table:table-cell>
          <table:table-cell table:number-columns-repeated="2"/>
          <table:table-cell office:value-type="float" office:value="12" calcext:value-type="float">
            <text:p>12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 Base de Cotizaciçon Horas Extra Resto</text:p>
          </table:table-cell>
          <table:table-cell table:style-name="ce123" office:value-type="float" office:value="0" calcext:value-type="float">
            <text:p>0,00</text:p>
          </table:table-cell>
          <table:table-cell table:number-columns-repeated="2"/>
          <table:table-cell office:value-type="float" office:value="23.6" calcext:value-type="float">
            <text:p>23,60</text:p>
          </table:table-cell>
          <table:table-cell/>
        </table:table-row>
        <table:table-row table:style-name="ro2">
          <table:table-cell/>
          <table:table-cell table:style-name="ce117" office:value-type="string" calcext:value-type="string">
            <text:p>5. Base sujeta a retención del I.R.P.F.</text:p>
          </table:table-cell>
          <table:table-cell table:style-name="ce124" office:value-type="float" office:value="0" calcext:value-type="float">
            <text:p>0,00</text:p>
          </table:table-cell>
          <table:table-cell table:style-name="ce85"/>
          <table:table-cell table:style-name="ce129" table:number-columns-repeated="2"/>
          <table:table-cell table:style-name="ce1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2" number:min-decimal-places="2" number:min-integer-digits="1"/>
    </number:number-style>
    <number:number-style style:name="N106">
      <style:text-properties fo:color="#ff0000"/>
      <number:text>-</number:text>
      <number:number number:decimal-places="2" number:min-decimal-places="2" number:min-integer-digits="1"/>
      <style:map style:condition="value()&gt;=0" style:apply-style-name="N10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2:53:06.80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8T12:53:16.610000000</dc:date>
    <meta:editing-duration>PT19M22S</meta:editing-duration>
    <meta:editing-cycles>10</meta:editing-cycles>
    <meta:generator>LibreOffice/7.2.2.2$Windows_X86_64 LibreOffice_project/02b2acce88a210515b4a5bb2e46cbfb63fe97d56</meta:generator>
    <meta:document-statistic meta:table-count="3" meta:cell-count="130" meta:object-count="0"/>
  </office:meta>
</office:document-meta>
</file>